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5.185cm" table:align="left"/>
    </style:style>
    <style:style style:name="Tabela1.A" style:family="table-column">
      <style:table-column-properties style:column-width="5.786cm"/>
    </style:style>
    <style:style style:name="Tabela1.B" style:family="table-column">
      <style:table-column-properties style:column-width="9.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able_20_Contents">
      <style:text-properties style:font-name="Times New Roman" fo:font-size="12pt" style:font-size-asian="12pt" style:font-size-complex="12pt"/>
    </style:style>
    <style:style style:name="P5" style:family="paragraph" style:parent-style-name="Horizontal_20_Line">
      <style:text-properties style:font-name="Times New Roman" fo:font-size="12pt" style:font-size-asian="12pt" style:font-size-complex="12pt"/>
    </style:style>
    <style:style style:name="P6" style:family="paragraph" style:parent-style-name="Table_20_Heading">
      <style:text-properties style:font-name="Times New Roman" fo:font-size="12pt" style:font-size-asian="12pt" style:font-size-complex="12pt"/>
    </style:style>
    <style:style style:name="P7" style:family="paragraph" style:parent-style-name="Heading_20_3">
      <style:text-properties style:font-name="Times New Roman" fo:font-size="12pt" style:font-size-asian="12pt" style:font-size-complex="12pt"/>
    </style:style>
    <style:style style:name="P8" style:family="paragraph" style:parent-style-name="Preformatted_20_Text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Heading_20_3">
      <style:paragraph-properties fo:margin-left="0cm" fo:margin-right="0cm" fo:text-indent="0cm" style:auto-text-indent="false" style:writing-mode="lr-tb"/>
      <style:text-properties style:font-name="Arial" fo:font-size="10pt" officeooo:paragraph-rsid="0021115e" style:font-size-asian="10pt" style:font-size-complex="10pt"/>
    </style:style>
    <style:style style:name="P11" style:family="paragraph" style:parent-style-name="Preformatted_20_Text">
      <style:paragraph-properties fo:margin-left="0cm" fo:margin-right="0cm" fo:text-indent="0cm" style:auto-text-indent="false" style:writing-mode="lr-tb"/>
      <style:text-properties style:font-name="Arial" fo:font-size="10pt" officeooo:paragraph-rsid="0021115e" style:font-size-asian="10pt" style:font-size-complex="10pt"/>
    </style:style>
    <style:style style:name="P12" style:family="paragraph" style:parent-style-name="Preformatted_20_Text">
      <style:paragraph-properties fo:margin-left="0cm" fo:margin-right="0cm" fo:text-indent="0cm" style:auto-text-indent="false" style:writing-mode="lr-tb"/>
      <style:text-properties style:font-name="Arial" fo:font-size="10pt" style:font-size-asian="10pt" style:font-size-complex="10pt"/>
    </style:style>
    <style:style style:name="P13" style:family="paragraph" style:parent-style-name="Preformatted_20_Text">
      <style:paragraph-properties fo:margin-left="0cm" fo:margin-right="0cm" fo:text-indent="0cm" style:auto-text-indent="false" style:writing-mode="lr-tb"/>
      <style:text-properties style:font-name="Arial" fo:font-size="10pt" officeooo:paragraph-rsid="00270072" style:font-size-asian="10pt" style:font-size-complex="10pt"/>
    </style:style>
    <style:style style:name="P14" style:family="paragraph" style:parent-style-name="Preformatted_20_Text">
      <style:paragraph-properties fo:margin-left="0cm" fo:margin-right="0cm" fo:text-indent="0cm" style:auto-text-indent="false" style:writing-mode="lr-tb"/>
      <style:text-properties style:font-name="Arial" fo:font-size="10pt" officeooo:paragraph-rsid="0038d7d9" style:font-size-asian="10pt" style:font-size-complex="10pt"/>
    </style:style>
    <style:style style:name="P15" style:family="paragraph" style:parent-style-name="Preformatted_20_Text">
      <style:paragraph-properties fo:margin-left="0cm" fo:margin-right="0cm" fo:text-indent="0cm" style:auto-text-indent="false" style:writing-mode="lr-tb"/>
      <style:text-properties style:font-name="Arial" fo:font-size="10pt" officeooo:paragraph-rsid="00408194" style:font-size-asian="10pt" style:font-size-complex="10pt"/>
    </style:style>
    <style:style style:name="P16" style:family="paragraph" style:parent-style-name="Preformatted_20_Text">
      <style:paragraph-properties fo:margin-left="0cm" fo:margin-right="0cm" fo:text-indent="0cm" style:auto-text-indent="false" style:writing-mode="lr-tb"/>
      <style:text-properties style:font-name="Arial" fo:font-size="10pt" officeooo:paragraph-rsid="004084b8" style:font-size-asian="10pt" style:font-size-complex="10pt"/>
    </style:style>
    <style:style style:name="P17" style:family="paragraph" style:parent-style-name="Preformatted_20_Text">
      <style:paragraph-properties fo:margin-left="0cm" fo:margin-right="0cm" fo:text-indent="0cm" style:auto-text-indent="false" style:writing-mode="lr-tb"/>
      <style:text-properties style:font-name="Arial" fo:font-size="10pt" officeooo:paragraph-rsid="0042ca10" style:font-size-asian="10pt" style:font-size-complex="10pt"/>
    </style:style>
    <style:style style:name="P18" style:family="paragraph" style:parent-style-name="Preformatted_20_Text">
      <style:paragraph-properties fo:margin-left="0cm" fo:margin-right="0cm" fo:text-indent="0cm" style:auto-text-indent="false" style:writing-mode="lr-tb"/>
      <style:text-properties style:font-name="Arial" fo:font-size="10pt" officeooo:paragraph-rsid="004588d7" style:font-size-asian="10pt" style:font-size-complex="10pt"/>
    </style:style>
    <style:style style:name="P19" style:family="paragraph" style:parent-style-name="Heading_20_4">
      <style:paragraph-properties fo:line-height="100%"/>
    </style:style>
    <style:style style:name="P20" style:family="paragraph" style:parent-style-name="Heading_20_4">
      <style:paragraph-properties fo:line-height="100%"/>
      <style:text-properties officeooo:paragraph-rsid="004bce18"/>
    </style:style>
    <style:style style:name="P21" style:family="paragraph" style:parent-style-name="Text_20_body">
      <style:paragraph-properties fo:line-height="100%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24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25" style:family="paragraph" style:parent-style-name="Text_20_body" style:list-style-name="L3"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27" style:family="paragraph" style:parent-style-name="Text_20_body" style:list-style-name="L5"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L7">
      <style:text-properties style:font-name="Times New Roman" fo:font-size="12pt" style:font-size-asian="12pt" style:font-size-complex="12pt"/>
    </style:style>
    <style:style style:name="P29" style:family="paragraph" style:parent-style-name="Text_20_body" style:list-style-name="L8"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L1">
      <style:text-properties style:font-name="Times New Roman" fo:font-size="12pt" fo:language="pt" fo:country="BR" officeooo:rsid="0055536e" officeooo:paragraph-rsid="0055536e" style:font-size-asian="12pt" style:font-size-complex="12pt"/>
    </style:style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 style:list-style-name="L5"/>
    <style:style style:name="P35" style:family="paragraph" style:parent-style-name="Text_20_body" style:list-style-name="L5">
      <style:text-properties fo:color="#800080" loext:opacity="100%" style:font-name="Times New Roman" fo:font-size="12pt" style:font-size-asian="12pt" style:font-size-complex="12pt"/>
    </style:style>
    <style:style style:name="P36" style:family="paragraph" style:parent-style-name="Text_20_body" style:list-style-name="L6"/>
    <style:style style:name="P37" style:family="paragraph" style:parent-style-name="Text_20_body" style:list-style-name="L7"/>
    <style:style style:name="P38" style:family="paragraph" style:parent-style-name="Text_20_body" style:list-style-name="L9"/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language="pt" fo:country="BR" officeooo:rsid="004bce18" style:font-size-asian="10pt" style:font-size-complex="10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language="pt" fo:country="BR" style:font-size-asian="12pt" style:font-size-complex="12pt"/>
    </style:style>
    <style:style style:name="T5" style:family="text">
      <style:text-properties style:font-name="Times New Roman" fo:font-size="12pt" fo:language="pt" fo:country="BR" officeooo:rsid="001c8700" style:font-size-asian="12pt" style:font-size-complex="12pt"/>
    </style:style>
    <style:style style:name="T6" style:family="text">
      <style:text-properties style:font-name="Times New Roman" fo:font-size="12pt" fo:language="pt" fo:country="BR" officeooo:rsid="0021115e" style:font-size-asian="12pt" style:font-size-complex="12pt"/>
    </style:style>
    <style:style style:name="T7" style:family="text">
      <style:text-properties style:font-name="Times New Roman" fo:font-size="12pt" fo:language="pt" fo:country="BR" officeooo:rsid="00270072" style:font-size-asian="12pt" style:font-size-complex="12pt"/>
    </style:style>
    <style:style style:name="T8" style:family="text">
      <style:text-properties style:font-name="Times New Roman" fo:font-size="12pt" fo:language="pt" fo:country="BR" officeooo:rsid="002cdf3d" style:font-size-asian="12pt" style:font-size-complex="12pt"/>
    </style:style>
    <style:style style:name="T9" style:family="text">
      <style:text-properties style:font-name="Times New Roman" fo:font-size="12pt" fo:language="pt" fo:country="BR" officeooo:rsid="0030c570" style:font-size-asian="12pt" style:font-size-complex="12pt"/>
    </style:style>
    <style:style style:name="T10" style:family="text">
      <style:text-properties style:font-name="Times New Roman" fo:font-size="12pt" fo:language="pt" fo:country="BR" officeooo:rsid="00314ae5" style:font-size-asian="12pt" style:font-size-complex="12pt"/>
    </style:style>
    <style:style style:name="T11" style:family="text">
      <style:text-properties style:font-name="Times New Roman" fo:font-size="12pt" fo:language="pt" fo:country="BR" officeooo:rsid="00331b72" style:font-size-asian="12pt" style:font-size-complex="12pt"/>
    </style:style>
    <style:style style:name="T12" style:family="text">
      <style:text-properties style:font-name="Times New Roman" fo:font-size="12pt" fo:language="pt" fo:country="BR" officeooo:rsid="00375354" style:font-size-asian="12pt" style:font-size-complex="12pt"/>
    </style:style>
    <style:style style:name="T13" style:family="text">
      <style:text-properties style:font-name="Times New Roman" fo:font-size="12pt" fo:language="pt" fo:country="BR" officeooo:rsid="0038d7d9" style:font-size-asian="12pt" style:font-size-complex="12pt"/>
    </style:style>
    <style:style style:name="T14" style:family="text">
      <style:text-properties style:font-name="Times New Roman" fo:font-size="12pt" fo:language="pt" fo:country="BR" officeooo:rsid="003b2b94" style:font-size-asian="12pt" style:font-size-complex="12pt"/>
    </style:style>
    <style:style style:name="T15" style:family="text">
      <style:text-properties style:font-name="Times New Roman" fo:font-size="12pt" fo:language="pt" fo:country="BR" officeooo:rsid="00408194" style:font-size-asian="12pt" style:font-size-complex="12pt"/>
    </style:style>
    <style:style style:name="T16" style:family="text">
      <style:text-properties style:font-name="Times New Roman" fo:font-size="12pt" fo:language="pt" fo:country="BR" officeooo:rsid="004084b8" style:font-size-asian="12pt" style:font-size-complex="12pt"/>
    </style:style>
    <style:style style:name="T17" style:family="text">
      <style:text-properties style:font-name="Times New Roman" fo:font-size="12pt" fo:language="pt" fo:country="BR" officeooo:rsid="00414539" style:font-size-asian="12pt" style:font-size-complex="12pt"/>
    </style:style>
    <style:style style:name="T18" style:family="text">
      <style:text-properties style:font-name="Times New Roman" fo:font-size="12pt" fo:language="pt" fo:country="BR" officeooo:rsid="0042ca10" style:font-size-asian="12pt" style:font-size-complex="12pt"/>
    </style:style>
    <style:style style:name="T19" style:family="text">
      <style:text-properties style:font-name="Times New Roman" fo:font-size="12pt" fo:language="pt" fo:country="BR" officeooo:rsid="004588d7" style:font-size-asian="12pt" style:font-size-complex="12pt"/>
    </style:style>
    <style:style style:name="T20" style:family="text">
      <style:text-properties style:font-name="Times New Roman" fo:font-size="12pt" fo:language="pt" fo:country="BR" officeooo:rsid="004934c8" style:font-size-asian="12pt" style:font-size-complex="12pt"/>
    </style:style>
    <style:style style:name="T21" style:family="text">
      <style:text-properties style:font-name="Times New Roman" fo:font-size="12pt" fo:language="pt" fo:country="BR" officeooo:rsid="004f685a" style:font-size-asian="12pt" style:font-size-complex="12pt"/>
    </style:style>
    <style:style style:name="T22" style:family="text">
      <style:text-properties style:font-name="Times New Roman" fo:font-size="12pt" fo:language="pt" fo:country="BR" fo:font-weight="normal" officeooo:rsid="00288dc5" style:font-size-asian="12pt" style:font-weight-asian="normal" style:font-size-complex="12pt" style:font-weight-complex="normal"/>
    </style:style>
    <style:style style:name="T23" style:family="text">
      <style:text-properties fo:color="#c9211e" loext:opacity="100%" style:font-name="Times New Roman" fo:font-size="12pt" style:font-size-asian="12pt" style:font-size-complex="12pt"/>
    </style:style>
    <style:style style:name="T24" style:family="text">
      <style:text-properties fo:color="#800080" loext:opacity="100%"/>
    </style:style>
    <style:style style:name="T25" style:family="text">
      <style:text-properties fo:color="#800080" loext:opacity="100%" style:font-name="Times New Roman" fo:font-size="12pt" style:font-size-asian="12pt" style:font-size-complex="12pt"/>
    </style:style>
    <style:style style:name="T26" style:family="text">
      <style:text-properties fo:color="#800080" loext:opacity="100%" style:font-name="Times New Roman" fo:font-size="12pt" fo:language="pt" fo:country="BR" officeooo:rsid="0038d7d9" style:font-size-asian="12pt" style:font-size-complex="12pt"/>
    </style:style>
    <style:style style:name="T27" style:family="text">
      <style:text-properties fo:color="#800080" loext:opacity="100%" style:font-name="Times New Roman" fo:font-size="12pt" fo:language="pt" fo:country="BR" officeooo:rsid="00408194" style:font-size-asian="12pt" style:font-size-complex="12pt"/>
    </style:style>
    <style:style style:name="T28" style:family="text">
      <style:text-properties fo:color="#ff0000" loext:opacity="100%" style:font-name="Times New Roman" fo:font-size="12pt" style:font-size-asian="12pt" style:font-size-complex="12pt"/>
    </style:style>
    <style:style style:name="T29" style:family="text">
      <style:text-properties fo:color="#ff0000" loext:opacity="100%" style:font-name="Times New Roman" fo:font-size="12pt" fo:language="pt" fo:country="BR" officeooo:rsid="00314ae5" style:font-size-asian="12pt" style:font-size-complex="12pt"/>
    </style:style>
    <style:style style:name="T30" style:family="text">
      <style:text-properties fo:color="#ff0000" loext:opacity="100%" style:font-name="Times New Roman" fo:font-size="12pt" fo:language="pt" fo:country="BR" officeooo:rsid="003641fe" style:font-size-asian="12pt" style:font-size-complex="12pt"/>
    </style:style>
    <style:style style:name="T31" style:family="text">
      <style:text-properties fo:color="#ff0000" loext:opacity="100%" style:font-name="Times New Roman" fo:font-size="12pt" fo:language="pt" fo:country="BR" officeooo:rsid="003735d7" style:font-size-asian="12pt" style:font-size-complex="12pt"/>
    </style:style>
    <style:style style:name="T32" style:family="text">
      <style:text-properties fo:color="#ff0000" loext:opacity="100%" style:font-name="Times New Roman" fo:font-size="12pt" fo:language="pt" fo:country="BR" officeooo:rsid="0038d7d9" style:font-size-asian="12pt" style:font-size-complex="12pt"/>
    </style:style>
    <style:style style:name="T33" style:family="text">
      <style:text-properties fo:color="#ff0000" loext:opacity="100%" style:font-name="Times New Roman" fo:font-size="12pt" fo:language="pt" fo:country="BR" officeooo:rsid="003c2cad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1. Arquitetura Geral do Sistema</text:h>
      <text:p text:style-name="Text_20_body"><text:span text:style-name="Strong_20_Emphasis"><text:span text:style-name="T3">Tipo:</text:span></text:span><text:span text:style-name="T3"> Web Application (SPA)<text:line-break/></text:span><text:span text:style-name="Strong_20_Emphasis"><text:span text:style-name="T3">Padrão Arquitetural:</text:span></text:span><text:span text:style-name="T3"> MVC (Model-View-Controller) adaptado para REST API<text:line-break/></text:span><text:span text:style-name="Strong_20_Emphasis"><text:span text:style-name="T3">Componentes principais:</text:span></text:span></text:p>
      <text:list text:style-name="L1">
        <text:list-item>
          <text:p text:style-name="P22"><text:span text:style-name="Strong_20_Emphasis"><text:span text:style-name="T3">Frontend (Client-side)</text:span></text:span></text:p>
          <text:list>
            <text:list-item>
              <text:p text:style-name="P23">HTML, CSS, JavaScript</text:p>
            </text:list-item>
            <text:list-item>
              <text:p text:style-name="P23">Web responsiva básica, futuramente migrável para React</text:p>
            </text:list-item>
          </text:list>
        </text:list-item>
        <text:list-item>
          <text:p text:style-name="P22"><text:span text:style-name="Strong_20_Emphasis"><text:span text:style-name="T3">Backend (Server-side)</text:span></text:span></text:p>
          <text:list>
            <text:list-item>
              <text:p text:style-name="P23">Node.js + Express.js</text:p>
            </text:list-item>
            <text:list-item>
              <text:p text:style-name="P22"><text:span text:style-name="T3">RESTful API com versionamento (</text:span><text:span text:style-name="Source_20_Text"><text:span text:style-name="T3">/api/v1/</text:span></text:span><text:span text:style-name="T3">)</text:span></text:p>
            </text:list-item>
          </text:list>
        </text:list-item>
        <text:list-item>
          <text:p text:style-name="P22"><text:span text:style-name="Strong_20_Emphasis"><text:span text:style-name="T3">Banco de Dados</text:span></text:span></text:p>
          <text:list>
            <text:list-item>
              <text:p text:style-name="P23">MongoDB (Atlas na nuvem)</text:p>
            </text:list-item>
          </text:list>
        </text:list-item>
        <text:list-item>
          <text:p text:style-name="P22"><text:span text:style-name="Strong_20_Emphasis"><text:span text:style-name="T3">Autenticação</text:span></text:span></text:p>
          <text:list>
            <text:list-item>
              <text:p text:style-name="P23">JWT (JSON Web Token)</text:p>
            </text:list-item>
          </text:list>
        </text:list-item>
        <text:list-item>
          <text:p text:style-name="P22"><text:span text:style-name="Strong_20_Emphasis"><text:span text:style-name="T3">Testes</text:span></text:span></text:p>
          <text:list>
            <text:list-item>
              <text:p text:style-name="P30">JEST</text:p>
            </text:list-item>
          </text:list>
        </text:list-item>
        <text:list-item>
          <text:p text:style-name="P22"><text:span text:style-name="Strong_20_Emphasis"><text:span text:style-name="T3">Deploy</text:span></text:span></text:p>
          <text:list>
            <text:list-item>
              <text:p text:style-name="P23">Ambiente gratuito (Render, Heroku ou Railway)</text:p>
            </text:list-item>
          </text:list>
        </text:list-item>
        <text:list-item>
          <text:p text:style-name="P22"><text:span text:style-name="Strong_20_Emphasis"><text:span text:style-name="T3">DevOps Futuro</text:span></text:span></text:p>
          <text:list>
            <text:list-item>
              <text:p text:style-name="P23">Docker para isolamento do ambiente</text:p>
            </text:list-item>
          </text:list>
        </text:list-item>
      </text:list>
      <text:p text:style-name="P5"/>
      <text:h text:style-name="P7" text:outline-level="3">2. Fluxo de Dados Principal</text:h>
      <text:p text:style-name="P8"/>
      <text:p text:style-name="P1"><text:span text:style-name="Source_20_Text"><text:span text:style-name="T3">graph TD</text:span></text:span></text:p>
      <text:p text:style-name="P2"><text:span text:style-name="Source_20_Text"><text:span text:style-name="T3">A[Usuário] --&gt; B[Frontend (HTML/CSS/JS)]</text:span></text:span></text:p>
      <text:p text:style-name="P2"><text:span text:style-name="Source_20_Text"><text:span text:style-name="T3">B --&gt; C[API REST (Node + Express)]</text:span></text:span></text:p>
      <text:p text:style-name="P2"><text:span text:style-name="Source_20_Text"><text:span text:style-name="T3">C --&gt; D[Middleware de </text:span></text:span><text:span text:style-name="Source_20_Text"><text:span text:style-name="T5">Segurança (autenticação, permissões, csp, corp, arcjet...</text:span></text:span><text:span text:style-name="Source_20_Text"><text:span text:style-name="T3">]</text:span></text:span></text:p>
      <text:p text:style-name="P2"><text:span text:style-name="Source_20_Text"><text:span text:style-name="T3">C --&gt; E[Controladores]</text:span></text:span></text:p>
      <text:p text:style-name="P2"><text:span text:style-name="Source_20_Text"><text:span text:style-name="T3">E --&gt; F[Serviços / Regras de Negócio]</text:span></text:span></text:p>
      <text:p text:style-name="P3"><text:span text:style-name="Source_20_Text"><text:span text:style-name="T3">F --&gt; G[Modelos / MongoDB]</text:span></text:span></text:p>
      <text:p text:style-name="P5"/>
      <text:h text:style-name="P7" text:outline-level="3"><text:soft-page-break/></text:h>
      <text:h text:style-name="P7" text:outline-level="3"/>
      <text:h text:style-name="P7" text:outline-level="3">3. Estrutura de Pastas (Proposta)</text:h>
      <text:p text:style-name="P8"/>
      <text:p text:style-name="P1"><text:span text:style-name="Source_20_Text"><text:span text:style-name="T3">ChemIndex/</text:span></text:span></text:p>
      <text:p text:style-name="P1"><text:span text:style-name="Source_20_Text"><text:span text:style-name="T3"/></text:span></text:p>
      <text:p text:style-name="P12"><text:span text:style-name="Source_20_Text"><text:span text:style-name="T3">indexchem/</text:span></text:span></text:p>
      <text:p text:style-name="P12"><text:span text:style-name="Source_20_Text"><text:span text:style-name="T3">├── app.js</text:span></text:span></text:p>
      <text:p text:style-name="P12"><text:span text:style-name="Source_20_Text"><text:span text:style-name="T3"><text:s/></text:span></text:span><text:span text:style-name="Source_20_Text"><text:span text:style-name="T10">|-----</text:span></text:span><text:span text:style-name="Source_20_Text"><text:span text:style-name="T29">admin </text:span></text:span><text:span text:style-name="Source_20_Text"><text:span text:style-name="T30">(via CMD </text:span></text:span><text:span text:style-name="Source_20_Text"><text:span text:style-name="T31">apenas</text:span></text:span><text:span text:style-name="Source_20_Text"><text:span text:style-name="T30">)</text:span></text:span></text:p>
      <text:p text:style-name="P12"><text:span text:style-name="Source_20_Text"><text:span text:style-name="T10"><text:s/>| <text:s text:c="4"/>|------signUp.</text:span></text:span><text:span text:style-name="Source_20_Text"><text:span text:style-name="T11">a</text:span></text:span><text:span text:style-name="Source_20_Text"><text:span text:style-name="T10">dmin.js</text:span></text:span></text:p>
      <text:p text:style-name="P12"><text:span text:style-name="Source_20_Text"><text:span text:style-name="T3">├── </text:span></text:span><text:span text:style-name="Source_20_Text"><text:span text:style-name="T23">config</text:span></text:span><text:span text:style-name="Source_20_Text"><text:span text:style-name="T3">/</text:span></text:span></text:p>
      <text:p text:style-name="P12"><text:span text:style-name="Source_20_Text"><text:span text:style-name="T3">│ <text:s text:c="2"/>├── config.env.js</text:span></text:span></text:p>
      <text:p text:style-name="P12"><text:span text:style-name="Source_20_Text"><text:span text:style-name="T3">│ <text:s text:c="2"/>└── config.arcjet.js</text:span></text:span></text:p>
      <text:p text:style-name="P12"><text:span text:style-name="Source_20_Text"><text:span text:style-name="T3">├── </text:span></text:span><text:span text:style-name="Source_20_Text"><text:span text:style-name="T23">controllers</text:span></text:span><text:span text:style-name="Source_20_Text"><text:span text:style-name="T3">/</text:span></text:span></text:p>
      <text:p text:style-name="P12"><text:span text:style-name="Source_20_Text"><text:span text:style-name="T3">│ <text:s text:c="2"/>├── </text:span></text:span><text:span text:style-name="Source_20_Text"><text:span text:style-name="T25">admin</text:span></text:span><text:span text:style-name="Source_20_Text"><text:span text:style-name="T3">/</text:span></text:span></text:p>
      <text:p text:style-name="P13"><text:span text:style-name="Source_20_Text"><text:span text:style-name="T3"><text:s/></text:span></text:span><text:span text:style-name="Source_20_Text"><text:span text:style-name="T8">| <text:s text:c="4"/>|</text:span></text:span><text:span text:style-name="Source_20_Text"><text:span text:style-name="T3"><text:tab/></text:span></text:span><text:span text:style-name="Source_20_Text"><text:span text:style-name="T4"> </text:span></text:span><text:span text:style-name="Source_20_Text"><text:span text:style-name="T22">|------</text:span></text:span><text:span text:style-name="Source_20_Text"><text:span text:style-name="T7">user</text:span></text:span><text:span text:style-name="Source_20_Text"><text:span text:style-name="T3">.admin.controllers.js</text:span></text:span></text:p>
      <text:p text:style-name="P13"><text:span text:style-name="Source_20_Text"><text:span text:style-name="T3">│ <text:s text:c="2"/>│ <text:s text:c="2"/>├── admin.controllers.js</text:span></text:span></text:p>
      <text:p text:style-name="P13"><text:span text:style-name="Source_20_Text"><text:span text:style-name="T3">│ <text:s text:c="2"/>│ <text:s text:c="2"/>└── reagents.admin.controllers.js</text:span></text:span></text:p>
      <text:p text:style-name="P12"><text:span text:style-name="Source_20_Text"><text:span text:style-name="T3">│ <text:s text:c="2"/>├── users.auth.controller.js</text:span></text:span></text:p>
      <text:p text:style-name="P12"><text:span text:style-name="Source_20_Text"><text:span text:style-name="T3">│ <text:s text:c="2"/>├── users.controller.js</text:span></text:span></text:p>
      <text:p text:style-name="P12"><text:span text:style-name="Source_20_Text"><text:span text:style-name="T3">│ <text:s text:c="2"/>└── reagents.controller.js</text:span></text:span></text:p>
      <text:p text:style-name="P12"><text:span text:style-name="Source_20_Text"><text:span text:style-name="T3">├── </text:span></text:span><text:span text:style-name="Source_20_Text"><text:span text:style-name="T23">database</text:span></text:span><text:span text:style-name="Source_20_Text"><text:span text:style-name="T3">/</text:span></text:span></text:p>
      <text:p text:style-name="P12"><text:span text:style-name="Source_20_Text"><text:span text:style-name="T3">│ <text:s text:c="2"/>└── mongodb.js</text:span></text:span></text:p>
      <text:p text:style-name="P12"><text:span text:style-name="Source_20_Text"><text:span text:style-name="T3">├── </text:span></text:span><text:span text:style-name="Source_20_Text"><text:span text:style-name="T23">mid-admin</text:span></text:span><text:span text:style-name="Source_20_Text"><text:span text:style-name="T3">/</text:span></text:span></text:p>
      <text:p text:style-name="P12"><text:span text:style-name="Source_20_Text"><text:span text:style-name="T3">│ <text:s text:c="2"/>└── permission.admin.js</text:span></text:span></text:p>
      <text:p text:style-name="P12"><text:span text:style-name="Source_20_Text"><text:span text:style-name="T3">├── </text:span></text:span><text:span text:style-name="Source_20_Text"><text:span text:style-name="T23">mid-clean-inputs</text:span></text:span><text:span text:style-name="Source_20_Text"><text:span text:style-name="T3">/</text:span></text:span></text:p>
      <text:p text:style-name="P12"><text:span text:style-name="Source_20_Text"><text:span text:style-name="T3">│ <text:s text:c="2"/>├── </text:span></text:span><text:span text:style-name="Source_20_Text"><text:span text:style-name="T25">escape</text:span></text:span><text:span text:style-name="Source_20_Text"><text:span text:style-name="T3">/</text:span></text:span></text:p>
      <text:p text:style-name="P12"><text:span text:style-name="Source_20_Text"><text:span text:style-name="T3">│ <text:s text:c="2"/>│ <text:s text:c="2"/>├── reagent.escape.js</text:span></text:span></text:p>
      <text:p text:style-name="P12"><text:span text:style-name="Source_20_Text"><text:span text:style-name="T3">│ <text:s text:c="2"/>│ <text:s text:c="2"/>└── user.escape.js</text:span></text:span></text:p>
      <text:p text:style-name="P12"><text:span text:style-name="Source_20_Text"><text:span text:style-name="T3">│ <text:s text:c="2"/>├── </text:span></text:span><text:span text:style-name="Source_20_Text"><text:span text:style-name="T25">sanitize</text:span></text:span><text:span text:style-name="Source_20_Text"><text:span text:style-name="T3">/</text:span></text:span></text:p>
      <text:p text:style-name="P12"><text:span text:style-name="Source_20_Text"><text:span text:style-name="T3">│ <text:s text:c="2"/>│ <text:s text:c="2"/>├── reagent.sanitize.js</text:span></text:span></text:p>
      <text:p text:style-name="P12"><text:span text:style-name="Source_20_Text"><text:span text:style-name="T3">│ <text:s text:c="2"/>│ <text:s text:c="2"/>└── user.sanitize.js</text:span></text:span></text:p>
      <text:p text:style-name="P12"><text:span text:style-name="Source_20_Text"><text:span text:style-name="T3">│ <text:s text:c="2"/>└── </text:span></text:span><text:span text:style-name="Source_20_Text"><text:span text:style-name="T25">validate</text:span></text:span><text:span text:style-name="Source_20_Text"><text:span text:style-name="T3">/</text:span></text:span></text:p>
      <text:p text:style-name="P12"><text:span text:style-name="Source_20_Text"><text:span text:style-name="T3">│ <text:s text:c="6"/>├── reagents.validate.js</text:span></text:span></text:p>
      <text:p text:style-name="P12"><text:span text:style-name="Source_20_Text"><text:span text:style-name="T3">│ <text:s text:c="6"/>├── schemas.validate.js</text:span></text:span></text:p>
      <text:p text:style-name="P12"><text:span text:style-name="Source_20_Text"><text:span text:style-name="T3">│ <text:s text:c="6"/>└── users.validate.js</text:span></text:span></text:p>
      <text:p text:style-name="P12"><text:span text:style-name="Source_20_Text"><text:span text:style-name="T3">├── </text:span></text:span><text:span text:style-name="Source_20_Text"><text:span text:style-name="T28">mid-functions</text:span></text:span><text:span text:style-name="Source_20_Text"><text:span text:style-name="T3">/</text:span></text:span></text:p>
      <text:p text:style-name="P12"><text:span text:style-name="Source_20_Text"><text:span text:style-name="T3">│ <text:s text:c="2"/>├── creat.token.js</text:span></text:span></text:p>
      <text:p text:style-name="P12"><text:span text:style-name="Source_20_Text"><text:span text:style-name="T3">│ <text:s text:c="2"/>└── error.handler.js</text:span></text:span></text:p>
      <text:p text:style-name="P12"><text:span text:style-name="Source_20_Text"><text:span text:style-name="T3"><text:s/></text:span></text:span><text:span text:style-name="Source_20_Text"><text:span text:style-name="T12">| <text:s text:c="4"/>|------permission.admin.js</text:span></text:span></text:p>
      <text:p text:style-name="P12"><text:span text:style-name="Source_20_Text"><text:span text:style-name="T3">├── </text:span></text:span><text:span text:style-name="Source_20_Text"><text:span text:style-name="T28">mid-security</text:span></text:span><text:span text:style-name="Source_20_Text"><text:span text:style-name="T3">/</text:span></text:span></text:p>
      <text:p text:style-name="P12"><text:span text:style-name="Source_20_Text"><text:span text:style-name="T3">│ <text:s text:c="2"/>├── arcjet.middleware.js</text:span></text:span></text:p>
      <text:p text:style-name="P12"><text:span text:style-name="Source_20_Text"><text:span text:style-name="T3">│ <text:s text:c="2"/>├── corp.middleware.js</text:span></text:span></text:p>
      <text:p text:style-name="P12"><text:span text:style-name="Source_20_Text"><text:span text:style-name="T3">│ <text:s text:c="2"/>├── csp.middlewares.js</text:span></text:span></text:p>
      <text:p text:style-name="P12"><text:span text:style-name="Source_20_Text"><text:span text:style-name="T3">│ <text:s text:c="2"/>├── csrf.create.token.js</text:span></text:span></text:p>
      <text:p text:style-name="P12"><text:span text:style-name="Source_20_Text"><text:span text:style-name="T3">│ <text:s text:c="2"/>├── csrf.error.handler.js</text:span></text:span></text:p>
      <text:p text:style-name="P12"><text:span text:style-name="Source_20_Text"><text:span text:style-name="T3">│ <text:s text:c="2"/>├── users.authentication.js</text:span></text:span></text:p>
      <text:p text:style-name="P12"><text:span text:style-name="Source_20_Text"><text:span text:style-name="T3">├── </text:span></text:span><text:span text:style-name="Source_20_Text"><text:span text:style-name="T28">models</text:span></text:span><text:span text:style-name="Source_20_Text"><text:span text:style-name="T3">/</text:span></text:span></text:p>
      <text:p text:style-name="P12"><text:span text:style-name="Source_20_Text"><text:span text:style-name="T3">│ <text:s text:c="2"/>├── reagents.model.js</text:span></text:span></text:p>
      <text:p text:style-name="P12"><text:span text:style-name="Source_20_Text"><text:span text:style-name="T3">│ <text:s text:c="2"/>└── user.model.js</text:span></text:span></text:p>
      <text:p text:style-name="P12"><text:soft-page-break/><text:span text:style-name="Source_20_Text"><text:span text:style-name="T3">├── </text:span></text:span><text:span text:style-name="Source_20_Text"><text:span text:style-name="T28">route.csurf</text:span></text:span><text:span text:style-name="Source_20_Text"><text:span text:style-name="T3">/</text:span></text:span></text:p>
      <text:p text:style-name="P12"><text:span text:style-name="Source_20_Text"><text:span text:style-name="T3">│ <text:s text:c="2"/>└── csurf.token.js</text:span></text:span></text:p>
      <text:p text:style-name="P12"><text:span text:style-name="Source_20_Text"><text:span text:style-name="T3">├── </text:span></text:span><text:span text:style-name="Source_20_Text"><text:span text:style-name="T28">routes</text:span></text:span><text:span text:style-name="Source_20_Text"><text:span text:style-name="T3">/</text:span></text:span></text:p>
      <text:p text:style-name="P12"><text:span text:style-name="Source_20_Text"><text:span text:style-name="T3">│ <text:s text:c="2"/>├── </text:span></text:span><text:span text:style-name="Source_20_Text"><text:span text:style-name="T25">admin</text:span></text:span><text:span text:style-name="Source_20_Text"><text:span text:style-name="T3">/</text:span></text:span></text:p>
      <text:p text:style-name="P12"><text:span text:style-name="Source_20_Text"><text:span text:style-name="T3">│ <text:s text:c="2"/>│ <text:s text:c="2"/>├── admin.routes.js</text:span></text:span></text:p>
      <text:p text:style-name="P12"><text:span text:style-name="Source_20_Text"><text:span text:style-name="T3">│ <text:s text:c="2"/>│ <text:s text:c="2"/>├── reagents.admin.routes.js</text:span></text:span></text:p>
      <text:p text:style-name="P12"><text:span text:style-name="Source_20_Text"><text:span text:style-name="T3">│ <text:s text:c="2"/>│ <text:s text:c="2"/>└── users.admin.routes.js</text:span></text:span></text:p>
      <text:p text:style-name="P12"><text:span text:style-name="Source_20_Text"><text:span text:style-name="T3">│ <text:s text:c="2"/>├── reagents.routes.js</text:span></text:span></text:p>
      <text:p text:style-name="P12"><text:span text:style-name="Source_20_Text"><text:span text:style-name="T3">│ <text:s text:c="2"/>├── reagents.state.routes.js</text:span></text:span></text:p>
      <text:p text:style-name="P12"><text:span text:style-name="Source_20_Text"><text:span text:style-name="T3">│ <text:s text:c="2"/>├── users.auth.routes.js</text:span></text:span></text:p>
      <text:p text:style-name="P12"><text:span text:style-name="Source_20_Text"><text:span text:style-name="T3">│ <text:s text:c="2"/>└── users.routes.js</text:span></text:span></text:p>
      <text:p text:style-name="P12"><text:span text:style-name="Source_20_Text"><text:span text:style-name="T3">└── </text:span></text:span><text:span text:style-name="Source_20_Text"><text:span text:style-name="T28">config</text:span></text:span><text:span text:style-name="Source_20_Text"><text:span text:style-name="T3">/</text:span></text:span></text:p>
      <text:p text:style-name="P12"><text:span text:style-name="Source_20_Text"><text:span text:style-name="T4"><text:s/></text:span></text:span><text:span text:style-name="Source_20_Text"><text:span text:style-name="T13">|</text:span></text:span><text:span text:style-name="Source_20_Text"><text:span text:style-name="T4"> <text:s text:c="2"/></text:span></text:span><text:span text:style-name="Source_20_Text"><text:span text:style-name="T3">└── config.env.js</text:span></text:span></text:p>
      <text:p text:style-name="P12"><text:span text:style-name="Source_20_Text"><text:span text:style-name="T4"><text:s/></text:span></text:span><text:span text:style-name="Source_20_Text"><text:span text:style-name="T13">|</text:span></text:span><text:span text:style-name="Source_20_Text"><text:span text:style-name="T4"> <text:s text:c="2"/></text:span></text:span><text:span text:style-name="Source_20_Text"><text:span text:style-name="T9">|-----config.arcjet.js</text:span></text:span></text:p>
      <text:p text:style-name="P14"><text:span text:style-name="Source_20_Text"><text:span text:style-name="T3">└── </text:span></text:span><text:span text:style-name="Source_20_Text"><text:span text:style-name="T32">public</text:span></text:span><text:span text:style-name="Source_20_Text"><text:span text:style-name="T3">/</text:span></text:span></text:p>
      <text:p text:style-name="P14"><text:span text:style-name="Source_20_Text"><text:span text:style-name="T4"><text:s/></text:span></text:span><text:span text:style-name="Source_20_Text"><text:span text:style-name="T13">|</text:span></text:span><text:span text:style-name="Source_20_Text"><text:span text:style-name="T4"> <text:s text:c="2"/></text:span></text:span><text:span text:style-name="Source_20_Text"><text:span text:style-name="T3">└── </text:span></text:span><text:span text:style-name="Source_20_Text"><text:span text:style-name="T26">css</text:span></text:span></text:p>
      <text:p text:style-name="P14"><text:span text:style-name="Source_20_Text"><text:span text:style-name="T13"><text:tab/></text:span></text:span><text:span text:style-name="Source_20_Text"><text:span text:style-name="T14">index.css (importa todos os estilos separadamente)</text:span></text:span></text:p>
      <text:p text:style-name="P14"><text:span text:style-name="Source_20_Text"><text:span text:style-name="T9"><text:s/></text:span></text:span><text:span text:style-name="Source_20_Text"><text:span text:style-name="T13">|</text:span></text:span><text:span text:style-name="Source_20_Text"><text:span text:style-name="T9"> <text:s text:c="3"/>|-----</text:span></text:span><text:span text:style-name="Source_20_Text"><text:span text:style-name="T26">images</text:span></text:span></text:p>
      <text:p text:style-name="P14"><text:span text:style-name="Source_20_Text"><text:span text:style-name="T3">└── </text:span></text:span><text:span text:style-name="Source_20_Text"><text:span text:style-name="T33">views</text:span></text:span><text:span text:style-name="Source_20_Text"><text:span text:style-name="T3">/</text:span></text:span></text:p>
      <text:p text:style-name="P14"><text:span text:style-name="Source_20_Text"><text:span text:style-name="T4"><text:s/></text:span></text:span><text:span text:style-name="Source_20_Text"><text:span text:style-name="T13">|</text:span></text:span><text:span text:style-name="Source_20_Text"><text:span text:style-name="T4"> <text:s text:c="2"/></text:span></text:span><text:span text:style-name="Source_20_Text"><text:span text:style-name="T3">└── </text:span></text:span><text:span text:style-name="Source_20_Text"><text:span text:style-name="T15">partials</text:span></text:span></text:p>
      <text:p text:style-name="P14"><text:span text:style-name="Source_20_Text"><text:span text:style-name="T15"><text:tab/><text:tab/>|---</text:span></text:span><text:span text:style-name="Source_20_Text"><text:span text:style-name="T27">admin</text:span></text:span></text:p>
      <text:p text:style-name="P15"><text:span text:style-name="Source_20_Text"><text:span text:style-name="T15"><text:tab/><text:tab/>|---</text:span></text:span><text:span text:style-name="Source_20_Text"><text:span text:style-name="T27">partials</text:span></text:span></text:p>
      <text:p text:style-name="P15"><text:span text:style-name="Source_20_Text"><text:span text:style-name="T15"><text:tab/><text:tab/><text:tab/>|---</text:span></text:span><text:span text:style-name="Source_20_Text"><text:span text:style-name="T16">footer.ejs</text:span></text:span></text:p>
      <text:p text:style-name="P16"><text:span text:style-name="Source_20_Text"><text:span text:style-name="T16"><text:tab/><text:tab/><text:tab/></text:span></text:span><text:span text:style-name="Source_20_Text"><text:span text:style-name="T15">|---</text:span></text:span><text:span text:style-name="Source_20_Text"><text:span text:style-name="T16">navbar.ejs</text:span></text:span></text:p>
      <text:p text:style-name="P16"><text:span text:style-name="Source_20_Text"><text:span text:style-name="T16"><text:tab/><text:tab/><text:tab/></text:span></text:span><text:span text:style-name="Source_20_Text"><text:span text:style-name="T15">|---</text:span></text:span><text:span text:style-name="Source_20_Text"><text:span text:style-name="T16">head.ejs</text:span></text:span></text:p>
      <text:p text:style-name="P14"><text:span text:style-name="Source_20_Text"><text:span text:style-name="T15"/></text:span></text:p>
      <text:p text:style-name="P14"><text:span text:style-name="Source_20_Text"><text:span text:style-name="T9"><text:s text:c="4"/><text:tab/><text:tab/>|-----</text:span></text:span><text:span text:style-name="Source_20_Text"><text:span text:style-name="T18">home</text:span></text:span><text:span text:style-name="Source_20_Text"><text:span text:style-name="T9">.</text:span></text:span><text:span text:style-name="Source_20_Text"><text:span text:style-name="T17">e</text:span></text:span><text:span text:style-name="Source_20_Text"><text:span text:style-name="T9">js</text:span></text:span></text:p>
      <text:p text:style-name="P17"><text:span text:style-name="Source_20_Text"><text:span text:style-name="T9"><text:tab/><text:tab/>|-----</text:span></text:span><text:span text:style-name="Source_20_Text"><text:span text:style-name="T18">login</text:span></text:span><text:span text:style-name="Source_20_Text"><text:span text:style-name="T9">.</text:span></text:span><text:span text:style-name="Source_20_Text"><text:span text:style-name="T17">e</text:span></text:span><text:span text:style-name="Source_20_Text"><text:span text:style-name="T9">js</text:span></text:span></text:p>
      <text:p text:style-name="P17"><text:span text:style-name="Source_20_Text"><text:span text:style-name="T9"><text:tab/><text:tab/>|-----</text:span></text:span><text:span text:style-name="Source_20_Text"><text:span text:style-name="T18">register</text:span></text:span><text:span text:style-name="Source_20_Text"><text:span text:style-name="T9">.</text:span></text:span><text:span text:style-name="Source_20_Text"><text:span text:style-name="T17">e</text:span></text:span><text:span text:style-name="Source_20_Text"><text:span text:style-name="T9">js</text:span></text:span></text:p>
      <text:p text:style-name="P17"><text:span text:style-name="Source_20_Text"><text:span text:style-name="T9"><text:tab/><text:tab/>|-----</text:span></text:span><text:span text:style-name="Source_20_Text"><text:span text:style-name="T18">search-update</text:span></text:span><text:span text:style-name="Source_20_Text"><text:span text:style-name="T9">.</text:span></text:span><text:span text:style-name="Source_20_Text"><text:span text:style-name="T17">e</text:span></text:span><text:span text:style-name="Source_20_Text"><text:span text:style-name="T9">js</text:span></text:span></text:p>
      <text:p text:style-name="P17"><text:span text:style-name="Source_20_Text"><text:span text:style-name="T9"><text:tab/><text:tab/>|-----</text:span></text:span><text:span text:style-name="Source_20_Text"><text:span text:style-name="T18">sign-up</text:span></text:span><text:span text:style-name="Source_20_Text"><text:span text:style-name="T9">.</text:span></text:span><text:span text:style-name="Source_20_Text"><text:span text:style-name="T17">e</text:span></text:span><text:span text:style-name="Source_20_Text"><text:span text:style-name="T9">js</text:span></text:span></text:p>
      <text:p text:style-name="P17"><text:span text:style-name="Source_20_Text"><text:span text:style-name="T9"><text:tab/><text:tab/>|-----</text:span></text:span><text:span text:style-name="Source_20_Text"><text:span text:style-name="T18">user-system</text:span></text:span><text:span text:style-name="Source_20_Text"><text:span text:style-name="T9">.</text:span></text:span><text:span text:style-name="Source_20_Text"><text:span text:style-name="T17">e</text:span></text:span><text:span text:style-name="Source_20_Text"><text:span text:style-name="T9">js</text:span></text:span></text:p>
      <text:p text:style-name="P17"><text:span text:style-name="Source_20_Text"><text:span text:style-name="T9"><text:tab/><text:tab/>|-----</text:span></text:span><text:span text:style-name="Source_20_Text"><text:span text:style-name="T18">waiting-list</text:span></text:span><text:span text:style-name="Source_20_Text"><text:span text:style-name="T9">.</text:span></text:span><text:span text:style-name="Source_20_Text"><text:span text:style-name="T17">e</text:span></text:span><text:span text:style-name="Source_20_Text"><text:span text:style-name="T9">js</text:span></text:span></text:p>
      <text:p text:style-name="P12"><text:span text:style-name="Source_20_Text"><text:span text:style-name="T9"/></text:span></text:p>
      <text:p text:style-name="P18"><text:span text:style-name="Source_20_Text"><text:span text:style-name="T19">Obs.: Serão adicionados arquivos .env, .gitgnore, packages, etc</text:span></text:span></text:p>
      <text:p text:style-name="P18"><text:span text:style-name="Source_20_Text"><text:span text:style-name="T19"/></text:span></text:p>
      <text:p text:style-name="P11"><text:span text:style-name="Source_20_Text"><text:span text:style-name="T6">INFORMAÇÕES DETALHADAS</text:span></text:span></text:p>
      <text:h text:style-name="P10" text:outline-level="3"><text:span text:style-name="Source_20_Text"><text:span text:style-name="T6">Explicação da estrutura:</text:span></text:span></text:h>
      <text:list text:style-name="L2">
        <text:list-item>
          <text:p text:style-name="P31"><text:span text:style-name="Strong_20_Emphasis"><text:span text:style-name="Source_20_Text"><text:span text:style-name="T3">app.js</text:span></text:span></text:span><text:span text:style-name="T3">:</text:span></text:p>
          <text:list>
            <text:list-item>
              <text:p text:style-name="P31"><text:span text:style-name="T3">Arquivo principal de inicialização, que provavelmente importa várias dependências dos arquivos dentro do diretório </text:span><text:span text:style-name="Source_20_Text"><text:span text:style-name="T3">routes</text:span></text:span><text:span text:style-name="T3">, </text:span><text:span text:style-name="Source_20_Text"><text:span text:style-name="T3">mid-security</text:span></text:span><text:span text:style-name="T3">, </text:span><text:span text:style-name="Source_20_Text"><text:span text:style-name="T3">controllers</text:span></text:span><text:span text:style-name="T3">, etc.</text:span></text:p>
            </text:list-item>
          </text:list>
        </text:list-item>
        <text:list-item>
          <text:p text:style-name="P31"><text:span text:style-name="Strong_20_Emphasis"><text:span text:style-name="Source_20_Text"><text:span text:style-name="T3">config/</text:span></text:span></text:span><text:span text:style-name="T3">:</text:span></text:p>
          <text:list>
            <text:list-item>
              <text:p text:style-name="P31"><text:span text:style-name="T3">Contém arquivos de configuração, como variáveis de ambiente e configurações específicas do </text:span><text:span text:style-name="Source_20_Text"><text:span text:style-name="T3">arcjet</text:span></text:span><text:span text:style-name="T3"> ou do banco de dados.</text:span></text:p>
            </text:list-item>
          </text:list>
        </text:list-item>
        <text:list-item>
          <text:p text:style-name="P31"><text:span text:style-name="Strong_20_Emphasis"><text:span text:style-name="Source_20_Text"><text:span text:style-name="T3">controllers/</text:span></text:span></text:span><text:span text:style-name="T3">:</text:span></text:p>
          <text:list>
            <text:list-item>
              <text:p text:style-name="P31"><text:soft-page-break/><text:span text:style-name="T3">Contém os controladores responsáveis por manipular as requisições de rotas específicas. Por exemplo, </text:span><text:span text:style-name="Source_20_Text"><text:span text:style-name="T3">admin.controllers.js</text:span></text:span><text:span text:style-name="T3"> lida com a administração de usuários e reagentes, e </text:span><text:span text:style-name="Source_20_Text"><text:span text:style-name="T3">users.auth.controller.js</text:span></text:span><text:span text:style-name="T3"> com a autenticação de usuários.</text:span></text:p>
            </text:list-item>
          </text:list>
        </text:list-item>
        <text:list-item>
          <text:p text:style-name="P31"><text:span text:style-name="Strong_20_Emphasis"><text:span text:style-name="Source_20_Text"><text:span text:style-name="T3">database/</text:span></text:span></text:span><text:span text:style-name="T3">:</text:span></text:p>
          <text:list>
            <text:list-item>
              <text:p text:style-name="P24">Contém a configuração de conexão ao banco de dados MongoDB.</text:p>
            </text:list-item>
          </text:list>
        </text:list-item>
        <text:list-item>
          <text:p text:style-name="P31"><text:span text:style-name="Strong_20_Emphasis"><text:span text:style-name="Source_20_Text"><text:span text:style-name="T3">mid-clean-inputs/</text:span></text:span></text:span><text:span text:style-name="T3">:</text:span></text:p>
          <text:list>
            <text:list-item>
              <text:p text:style-name="P24">Contém funções de validação, escape e sanitização de entradas de usuários, reagentes e outros dados, garantindo que as entradas sejam tratadas de maneira segura.</text:p>
            </text:list-item>
          </text:list>
        </text:list-item>
        <text:list-item>
          <text:p text:style-name="P31"><text:span text:style-name="Strong_20_Emphasis"><text:span text:style-name="Source_20_Text"><text:span text:style-name="T3">mid-security/</text:span></text:span></text:span><text:span text:style-name="T3">:</text:span></text:p>
          <text:list>
            <text:list-item>
              <text:p text:style-name="P24">Contém middleware de segurança, como autenticação, controle de acesso e CSRF (Cross-Site Request Forgery).</text:p>
            </text:list-item>
          </text:list>
        </text:list-item>
        <text:list-item>
          <text:p text:style-name="P31"><text:span text:style-name="Strong_20_Emphasis"><text:span text:style-name="Source_20_Text"><text:span text:style-name="T3">models/</text:span></text:span></text:span><text:span text:style-name="T3">:</text:span></text:p>
          <text:list>
            <text:list-item>
              <text:p text:style-name="P31"><text:span text:style-name="T3">Contém os modelos de dados, como </text:span><text:span text:style-name="Source_20_Text"><text:span text:style-name="T3">user.model.js</text:span></text:span><text:span text:style-name="T3"> e </text:span><text:span text:style-name="Source_20_Text"><text:span text:style-name="T3">reagents.model.js</text:span></text:span><text:span text:style-name="T3">, que provavelmente definem como os dados são armazenados no banco de dados.</text:span></text:p>
            </text:list-item>
          </text:list>
        </text:list-item>
        <text:list-item>
          <text:p text:style-name="P31"><text:span text:style-name="Strong_20_Emphasis"><text:span text:style-name="Source_20_Text"><text:span text:style-name="T3">routes/</text:span></text:span></text:span><text:span text:style-name="T3">:</text:span></text:p>
          <text:list>
            <text:list-item>
              <text:p text:style-name="P31"><text:span text:style-name="T3">Contém as rotas principais do aplicativo, divididas por seções como </text:span><text:span text:style-name="Source_20_Text"><text:span text:style-name="T3">admin</text:span></text:span><text:span text:style-name="T3">, </text:span><text:span text:style-name="Source_20_Text"><text:span text:style-name="T3">users</text:span></text:span><text:span text:style-name="T3">, e </text:span><text:span text:style-name="Source_20_Text"><text:span text:style-name="T3">reagents</text:span></text:span><text:span text:style-name="T3">, cada uma importando controladores e middlewares específicos para suas funcionalidades.</text:span></text:p>
            </text:list-item>
          </text:list>
        </text:list-item>
        <text:list-item>
          <text:p text:style-name="P31"><text:span text:style-name="Strong_20_Emphasis"><text:span text:style-name="Source_20_Text"><text:span text:style-name="T3">mid-functions/</text:span></text:span></text:span><text:span text:style-name="T3">:</text:span></text:p>
          <text:list>
            <text:list-item>
              <text:p text:style-name="P24">Contém funções auxiliares para criar tokens de autenticação e manipular erros.</text:p>
            </text:list-item>
          </text:list>
        </text:list-item>
        <text:list-item>
          <text:p text:style-name="P31"><text:span text:style-name="Strong_20_Emphasis"><text:span text:style-name="Source_20_Text"><text:span text:style-name="T3">route.csurf/</text:span></text:span></text:span><text:span text:style-name="T3">:</text:span></text:p>
          <text:list>
            <text:list-item>
              <text:p text:style-name="P24">Contém middleware específico para o CSRF (token de segurança contra falsificação de requisições entre sites).</text:p>
            </text:list-item>
          </text:list>
        </text:list-item>
      </text:list>
      <text:h text:style-name="P7" text:outline-level="3">4. Modelo de Autenticação (JWT)</text:h>
      <text:list text:style-name="L3">
        <text:list-item>
          <text:p text:style-name="P25">Usuário faz login → backend gera JWT → cliente armazena token</text:p>
        </text:list-item>
        <text:list-item>
          <text:p text:style-name="P32"><text:span text:style-name="T3">Middleware </text:span><text:span text:style-name="Source_20_Text"><text:span text:style-name="T3">checkUser</text:span></text:span><text:span text:style-name="T3"> verifica o token em cada rota privada, </text:span><text:span text:style-name="T20">bem como middleare checkAdmin verificará o controle de privilégios</text:span></text:p>
        </text:list-item>
        <text:list-item>
          <text:p text:style-name="P32"><text:span text:style-name="T3">Token é assinado com </text:span><text:span text:style-name="Source_20_Text"><text:span text:style-name="T3">SECRET</text:span></text:span><text:span text:style-name="T3"> definido no </text:span><text:span text:style-name="Source_20_Text"><text:span text:style-name="T3">.env</text:span></text:span></text:p>
        </text:list-item>
        <text:list-item>
          <text:p text:style-name="P32"><text:span text:style-name="T3">Rota </text:span><text:span text:style-name="Source_20_Text"><text:span text:style-name="T3">/logout</text:span></text:span><text:span text:style-name="T3"> invalida token apenas no cliente (stateless)</text:span></text:p>
        </text:list-item>
      </text:list>
      <text:p text:style-name="P5"/>
      <text:h text:style-name="P7" text:outline-level="3"><text:soft-page-break/></text:h>
      <text:h text:style-name="P7" text:outline-level="3"/>
      <text:h text:style-name="P7" text:outline-level="3">5. Modelos de Dados (MongoDB - Resumo)</text:h>
      <text:h text:style-name="P19" text:outline-level="4"><text:span text:style-name="Source_20_Text"><text:span text:style-name="T2">USUÁRIOS </text:span></text:span><text:span text:style-name="Source_20_Text"><text:span text:style-name="T1">{</text:span></text:span></text:h>
      <text:p text:style-name="P21"><text:span text:style-name="Source_20_Text"><text:span text:style-name="T1"><text:s text:c="2"/>_id: ObjectId,</text:span></text:span></text:p>
      <text:p text:style-name="P21"><text:span text:style-name="Source_20_Text"><text:span text:style-name="T1"><text:s text:c="2"/>email: String, <text:s text:c="10"/>// único, validado, minúsculo</text:span></text:span></text:p>
      <text:p text:style-name="P21"><text:span text:style-name="Source_20_Text"><text:span text:style-name="T1"><text:s text:c="2"/>password: String, <text:s text:c="7"/>// hash (criptografado com bcrypt)</text:span></text:span></text:p>
      <text:p text:style-name="P21"><text:span text:style-name="Source_20_Text"><text:span text:style-name="T1"><text:s text:c="2"/>status: String, <text:s text:c="9"/>// 'user' | 'admin' (padrão: 'user')</text:span></text:span></text:p>
      <text:p text:style-name="P21"><text:span text:style-name="Source_20_Text"><text:span text:style-name="T1"><text:s text:c="2"/>__v: Number <text:s text:c="13"/>// versão do documento (do MongoDB)</text:span></text:span></text:p>
      <text:p text:style-name="P21"><text:span text:style-name="Source_20_Text"><text:span text:style-name="T1">}</text:span></text:span></text:p>
      <text:h text:style-name="P20" text:outline-level="4"><text:span text:style-name="Source_20_Text"><text:span text:style-name="T2">REAGENTES </text:span></text:span></text:h>
      <text:h text:style-name="P20" text:outline-level="4"><text:span text:style-name="Source_20_Text"><text:span text:style-name="T1">{</text:span></text:span></text:h>
      <text:p text:style-name="P21"><text:span text:style-name="Source_20_Text"><text:span text:style-name="T1"><text:s text:c="2"/>_id: ObjectId,</text:span></text:span></text:p>
      <text:p text:style-name="P21"><text:span text:style-name="Source_20_Text"><text:span text:style-name="T1"><text:s text:c="2"/>casNumber: String, <text:s text:c="10"/>// único e sanitizado</text:span></text:span></text:p>
      <text:p text:style-name="P21"><text:span text:style-name="Source_20_Text"><text:span text:style-name="T1"><text:s text:c="2"/>reagentName: String, <text:s text:c="8"/>// nome do reagente</text:span></text:span></text:p>
      <text:p text:style-name="P21"><text:span text:style-name="Source_20_Text"><text:span text:style-name="T1"><text:s text:c="2"/>description: String, <text:s text:c="8"/>// descrição do produto</text:span></text:span></text:p>
      <text:p text:style-name="P21"><text:span text:style-name="Source_20_Text"><text:span text:style-name="T1"><text:s text:c="2"/>classe: String, <text:s text:c="13"/>// classe do reagente</text:span></text:span></text:p>
      <text:p text:style-name="P21"><text:span text:style-name="Source_20_Text"><text:span text:style-name="T1"><text:s text:c="2"/>quantity: Number, <text:s text:c="11"/>// quantidade (mínimo 1)</text:span></text:span></text:p>
      <text:p text:style-name="P21"><text:span text:style-name="Source_20_Text"><text:span text:style-name="T1"><text:s text:c="2"/>composition: [ <text:s text:c="14"/>// composição química (opcional)</text:span></text:span></text:p>
      <text:p text:style-name="P21"><text:span text:style-name="Source_20_Text"><text:span text:style-name="T1"><text:s text:c="4"/>{</text:span></text:span></text:p>
      <text:p text:style-name="P21"><text:span text:style-name="Source_20_Text"><text:span text:style-name="T1"><text:s text:c="6"/>substance: String,</text:span></text:span></text:p>
      <text:p text:style-name="P21"><text:span text:style-name="Source_20_Text"><text:span text:style-name="T1"><text:s text:c="6"/>concentration: String</text:span></text:span></text:p>
      <text:p text:style-name="P21"><text:span text:style-name="Source_20_Text"><text:span text:style-name="T1"><text:s text:c="4"/>}</text:span></text:span></text:p>
      <text:p text:style-name="P21"><text:span text:style-name="Source_20_Text"><text:span text:style-name="T1"><text:s text:c="2"/>],</text:span></text:span></text:p>
      <text:p text:style-name="P21"><text:span text:style-name="Source_20_Text"><text:span text:style-name="T1"><text:s text:c="2"/>brand: String, <text:s text:c="14"/>// marca do reagente</text:span></text:span></text:p>
      <text:p text:style-name="P21"><text:span text:style-name="Source_20_Text"><text:span text:style-name="T1"><text:s text:c="2"/>manufactureDate: Date, <text:s text:c="6"/>// data de fabricação (opcional)</text:span></text:span></text:p>
      <text:p text:style-name="P21"><text:span text:style-name="Source_20_Text"><text:span text:style-name="T1"><text:s text:c="2"/>expiryDate: Date, <text:s text:c="11"/>// validade (opcional)</text:span></text:span></text:p>
      <text:p text:style-name="P21"><text:span text:style-name="Source_20_Text"><text:span text:style-name="T1"><text:s text:c="2"/>information: [String], <text:s text:c="6"/>// array de informações adicionais (sanitizado)</text:span></text:span></text:p>
      <text:p text:style-name="P21"><text:span text:style-name="Source_20_Text"><text:span text:style-name="T1"><text:s text:c="2"/>classification: String, <text:s text:c="5"/>// classificação (ex: inflamável, tóxico etc.)</text:span></text:span></text:p>
      <text:p text:style-name="P21"><text:span text:style-name="Source_20_Text"><text:span text:style-name="T1"><text:s text:c="2"/>local: String, <text:s text:c="14"/>// local de armazenamento</text:span></text:span></text:p>
      <text:p text:style-name="P21"><text:span text:style-name="Source_20_Text"><text:span text:style-name="T1"><text:s text:c="2"/>volume: String, <text:s text:c="13"/>// volume (ex: "500 mL")</text:span></text:span></text:p>
      <text:p text:style-name="P21"><text:span text:style-name="Source_20_Text"><text:span text:style-name="T1"><text:s text:c="2"/>weight: String, <text:s text:c="13"/>// peso (ex: "1 kg")</text:span></text:span></text:p>
      <text:p text:style-name="P21"><text:span text:style-name="Source_20_Text"><text:span text:style-name="T1"><text:s text:c="2"/>molecularFormula: String, <text:s text:c="3"/>// fórmula molecular</text:span></text:span></text:p>
      <text:p text:style-name="P21"><text:span text:style-name="Source_20_Text"><text:span text:style-name="T1"><text:s text:c="2"/>molecularWeight_g_per_mol: String, <text:s/>// massa molar (g/mol)</text:span></text:span></text:p>
      <text:p text:style-name="P21"><text:span text:style-name="Source_20_Text"><text:span text:style-name="T1"><text:s text:c="2"/>furtherInformations: String, // informações complementares (opcional)</text:span></text:span></text:p>
      <text:p text:style-name="P21"><text:span text:style-name="Source_20_Text"><text:span text:style-name="T1"><text:s text:c="2"/>createdBy: ObjectId, <text:s text:c="8"/>// referência ao `User` que criou (opcional)</text:span></text:span></text:p>
      <text:p text:style-name="P21"><text:span text:style-name="Source_20_Text"><text:span text:style-name="T1"><text:s text:c="2"/>__v: Number</text:span></text:span></text:p>
      <text:p text:style-name="P21"><text:soft-page-break/><text:span text:style-name="Source_20_Text"><text:span text:style-name="T1">}</text:span></text:span></text:p>
      <text:p text:style-name="P5"/>
      <text:h text:style-name="P7" text:outline-level="3">6. Design da API (Organização por Módulos)</text:h>
      <text:list text:style-name="L4">
        <text:list-item>
          <text:p text:style-name="P26">Cada módulo (Usuário, Reagente, Admin) tem:</text:p>
          <text:list>
            <text:list-item>
              <text:p text:style-name="P33"><text:span text:style-name="T3">Arquivo de </text:span><text:span text:style-name="Strong_20_Emphasis"><text:span text:style-name="T3">rotas</text:span></text:span><text:span text:style-name="T3"> (</text:span><text:span text:style-name="Source_20_Text"><text:span text:style-name="T3">routes/</text:span></text:span><text:span text:style-name="T3">)</text:span></text:p>
            </text:list-item>
            <text:list-item>
              <text:p text:style-name="P33"><text:span text:style-name="T3">Controlador (</text:span><text:span text:style-name="Source_20_Text"><text:span text:style-name="T3">controllers/</text:span></text:span><text:span text:style-name="T3">)</text:span></text:p>
            </text:list-item>
            <text:list-item>
              <text:p text:style-name="P33"><text:span text:style-name="T3">Modelo (</text:span><text:span text:style-name="Source_20_Text"><text:span text:style-name="T3">models/</text:span></text:span><text:span text:style-name="T3">)</text:span></text:p>
            </text:list-item>
          </text:list>
        </text:list-item>
      </text:list>
      <text:h text:style-name="P7" text:outline-level="3">7. Convenções e Padrões</text:h>
      <text:list text:style-name="L5">
        <text:list-item>
          <text:p text:style-name="P34"><text:span text:style-name="T3">Todas as rotas seguem padrão REST e versionamento: </text:span><text:span text:style-name="Source_20_Text"><text:span text:style-name="T3">/api/v1/...</text:span></text:span></text:p>
        </text:list-item>
        <text:list-item>
          <text:p text:style-name="P34"><text:span text:style-name="T3">Uso de </text:span><text:span text:style-name="Strong_20_Emphasis"><text:span text:style-name="T3">status HTTP adequados</text:span></text:span><text:span text:style-name="T3"> (200, 201, 400, 401, 404, 500)</text:span></text:p>
        </text:list-item>
        <text:list-item>
          <text:p text:style-name="P27">Mensagens de erro padronizadas em JSON</text:p>
        </text:list-item>
        <text:list-item>
          <text:p text:style-name="P27">Separação clara entre camadas: controller → service → model<text:span text:style-name="T24"/></text:p>
        </text:list-item>
        <text:list-item>
          <text:p text:style-name="P35">Regras de negócio não ficam no controller</text:p>
        </text:list-item>
      </text:list>
      <text:p text:style-name="P5"/>
      <text:h text:style-name="P7" text:outline-level="3">📌 8. Telas (Wireframes simplificados - apenas front-end inicial)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6">Página</text:p>
            </table:table-cell>
            <table:table-cell table:style-name="Tabela1.A1" office:value-type="string">
              <text:p text:style-name="P6">Elementos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<text:span text:style-name="T3">/</text:span></text:span><text:span text:style-name="T3"> Página Inicial</text:span></text:p>
          </table:table-cell>
          <table:table-cell table:style-name="Tabela1.A1" office:value-type="string">
            <text:p text:style-name="P4">Nome do app, botão Login / Cadastro</text:p>
          </table:table-cell>
        </table:table-row>
        <table:table-row>
          <table:table-cell table:style-name="Tabela1.A1" office:value-type="string">
            <text:p text:style-name="Table_20_Contents"><text:span text:style-name="Source_20_Text"><text:span text:style-name="T3">/login</text:span></text:span></text:p>
          </table:table-cell>
          <table:table-cell table:style-name="Tabela1.A1" office:value-type="string">
            <text:p text:style-name="P4">Formulário (email, senha), botão entrar</text:p>
          </table:table-cell>
        </table:table-row>
        <table:table-row>
          <table:table-cell table:style-name="Tabela1.A1" office:value-type="string">
            <text:p text:style-name="Table_20_Contents"><text:span text:style-name="Source_20_Text"><text:span text:style-name="T3">/sign-up</text:span></text:span></text:p>
          </table:table-cell>
          <table:table-cell table:style-name="Tabela1.A1" office:value-type="string">
            <text:p text:style-name="P4">Formulário de cadastro</text:p>
          </table:table-cell>
        </table:table-row>
        <table:table-row>
          <table:table-cell table:style-name="Tabela1.A1" office:value-type="string">
            <text:p text:style-name="Table_20_Contents"><text:span text:style-name="Source_20_Text"><text:span text:style-name="T3">/user-system</text:span></text:span></text:p>
          </table:table-cell>
          <table:table-cell table:style-name="Tabela1.A1" office:value-type="string">
            <text:p text:style-name="P4">Painel do usuário, lista de reagentes</text:p>
          </table:table-cell>
        </table:table-row>
        <table:table-row>
          <table:table-cell table:style-name="Tabela1.A1" office:value-type="string">
            <text:p text:style-name="Table_20_Contents"><text:span text:style-name="Source_20_Text"><text:span text:style-name="T3">/user-register-session</text:span></text:span></text:p>
          </table:table-cell>
          <table:table-cell table:style-name="Tabela1.A1" office:value-type="string">
            <text:p text:style-name="P4">Formulário de novo reagente</text:p>
          </table:table-cell>
        </table:table-row>
        <table:table-row>
          <table:table-cell table:style-name="Tabela1.A1" office:value-type="string">
            <text:p text:style-name="Table_20_Contents"><text:span text:style-name="Source_20_Text"><text:span text:style-name="T3">/user-update-session</text:span></text:span></text:p>
          </table:table-cell>
          <table:table-cell table:style-name="Tabela1.A1" office:value-type="string">
            <text:p text:style-name="P4">Formulário de edição de reagente</text:p>
          </table:table-cell>
        </table:table-row>
        <table:table-row>
          <table:table-cell table:style-name="Tabela1.A1" office:value-type="string">
            <text:p text:style-name="Table_20_Contents"><text:span text:style-name="Source_20_Text"><text:span text:style-name="T3">/admin</text:span></text:span></text:p>
          </table:table-cell>
          <table:table-cell table:style-name="Tabela1.A1" office:value-type="string">
            <text:p text:style-name="P4">Painel do administrador (lista de usuários e reagentes)</text:p>
          </table:table-cell>
        </table:table-row>
      </table:table>
      <text:p text:style-name="P5"/>
      <text:h text:style-name="P7" text:outline-level="3">9. Estratégia de Testes</text:h>
      <text:p text:style-name="Text_20_body"><text:span text:style-name="T3">Mesmo sendo uma etapa posterior no SDLC, o </text:span><text:span text:style-name="Strong_20_Emphasis"><text:span text:style-name="T3">design já deve prever testabilidade</text:span></text:span><text:span text:style-name="T3">, então:</text:span></text:p>
      <text:list text:style-name="L6">
        <text:list-item>
          <text:p text:style-name="P36"><text:span text:style-name="Strong_20_Emphasis"><text:span text:style-name="T3">Testes Unitários:</text:span></text:span><text:span text:style-name="T3"> cada função de serviço terá testes isolados (Mocha + Chai).</text:span></text:p>
        </text:list-item>
        <text:list-item>
          <text:p text:style-name="P36"><text:span text:style-name="Strong_20_Emphasis"><text:span text:style-name="T3">Testes de Integração:</text:span></text:span><text:span text:style-name="T3"> rotas e middlewares serão testados com </text:span><text:span text:style-name="Source_20_Text"><text:span text:style-name="T3">Supertest</text:span></text:span><text:span text:style-name="T3">.</text:span></text:p>
        </text:list-item>
        <text:list-item>
          <text:p text:style-name="P36"><text:span text:style-name="Strong_20_Emphasis"><text:span text:style-name="T3">Cobertura mínima esperada:</text:span></text:span><text:span text:style-name="T3"> </text:span><text:span text:style-name="T21">7</text:span><text:span text:style-name="T3">0%.</text:span></text:p>
        </text:list-item>
        <text:list-item>
          <text:p text:style-name="P36"><text:span text:style-name="Strong_20_Emphasis"><text:span text:style-name="T3">Mock de dados:</text:span></text:span><text:span text:style-name="T3"> será utilizado </text:span><text:span text:style-name="Source_20_Text"><text:span text:style-name="T3">sinon</text:span></text:span><text:span text:style-name="T3"> para isolar dependências em testes de unidade.</text:span></text:p>
        </text:list-item>
        <text:list-item>
          <text:p text:style-name="P36"><text:span text:style-name="Strong_20_Emphasis"><text:span text:style-name="T3">Estrutura dos testes:</text:span></text:span></text:p>
        </text:list-item>
      </text:list>
      <text:p text:style-name="P1"><text:span text:style-name="Source_20_Text"><text:span text:style-name="T3">tests/</text:span></text:span></text:p>
      <text:p text:style-name="P2"><text:span text:style-name="Source_20_Text"><text:span text:style-name="T3">├── auth.test.js</text:span></text:span></text:p>
      <text:p text:style-name="P2"><text:span text:style-name="Source_20_Text"><text:span text:style-name="T3">├── user.test.js</text:span></text:span></text:p>
      <text:p text:style-name="P3"><text:soft-page-break/><text:span text:style-name="Source_20_Text"><text:span text:style-name="T3">└── reagents.test.js</text:span></text:span></text:p>
      <text:p text:style-name="P5"/>
      <text:h text:style-name="P7" text:outline-level="3">10. Tratamento de Erros e Logs</text:h>
      <text:list text:style-name="L7">
        <text:list-item>
          <text:p text:style-name="P28">Todos os erros passarão por middleware de erro centralizado.</text:p>
        </text:list-item>
        <text:list-item>
          <text:p text:style-name="P37"><text:span text:style-name="T3">Logs de erro e requisições serão gerados com </text:span><text:span text:style-name="Source_20_Text"><text:span text:style-name="T3">morgan</text:span></text:span><text:span text:style-name="T3"> e salvos separadamente para produção e desenvolvimento.</text:span></text:p>
        </text:list-item>
        <text:list-item>
          <text:p text:style-name="P37"><text:span text:style-name="T3">Os erros lançados usarão </text:span><text:span text:style-name="Source_20_Text"><text:span text:style-name="T3">throw new AppError(message, statusCode)</text:span></text:span><text:span text:style-name="T3"> com uma classe customizada.</text:span></text:p>
        </text:list-item>
      </text:list>
      <text:h text:style-name="P7" text:outline-level="3"/>
      <text:h text:style-name="P7" text:outline-level="3">11. Considerações de Escalabilidade e Manutenção</text:h>
      <text:list text:style-name="L8">
        <text:list-item>
          <text:p text:style-name="P29">Código será modular: controllers pequenos, regras de negócio nos services.</text:p>
        </text:list-item>
        <text:list-item>
          <text:p text:style-name="P29">Facilidade de escalar para múltiplas rotas e novos recursos REST.</text:p>
        </text:list-item>
        <text:list-item>
          <text:p text:style-name="P29">Arquitetura baseada em convenções: nomeação padronizada e modularidade facilitam onboarding de novos devs.</text:p>
        </text:list-item>
        <text:list-item>
          <text:p text:style-name="P29">Pode ser migrado para microserviços no futuro com mínima reestruturação.</text:p>
        </text:list-item>
      </text:list>
      <text:p text:style-name="P9"/>
      <text:p text:style-name="P9"/>
      <text:h text:style-name="P7" text:outline-level="3">🟡 Sugestões de Melhoria (pequenas, para excelência total):</text:h>
      <text:list text:style-name="L9">
        <text:list-item>
          <text:p text:style-name="P38"><text:span text:style-name="Strong_20_Emphasis">Documentação Swagger/OpenAPI</text:span>: implementar uma documentação automática da API REST (usando Swagger) ajudaria na comunicação com outros devs e facilitará a manutenção/migração futura.</text:p>
        </text:list-item>
        <text:list-item>
          <text:p text:style-name="P38"><text:span text:style-name="Strong_20_Emphasis">Camada de Service separada (se ainda não estiver aplicada)</text:span>: você mencionou que as regras de negócio não ficam no controller, mas seria interessante garantir a presença da pasta <text:span text:style-name="Source_20_Text">services/</text:span> com essa responsabilidade.</text:p>
        </text:list-item>
        <text:list-item>
          <text:p text:style-name="P38"><text:span text:style-name="Strong_20_Emphasis">Monitoramento básico</text:span> (para futuro): considerar integração com ferramentas como <text:span text:style-name="Source_20_Text">Sentry</text:span>, <text:span text:style-name="Source_20_Text">LogRocket</text:span> ou <text:span text:style-name="Source_20_Text">PM2</text:span> para monitoramento de erros e performance.</text:p>
        </text:list-item>
        <text:list-item>
          <text:p text:style-name="P38"><text:span text:style-name="Strong_20_Emphasis">Controle de versão Git mais robusto</text:span>: ao lado do <text:span text:style-name="Source_20_Text">.env</text:span>, incluir convenções de commits (<text:span text:style-name="Source_20_Text">Conventional Commits</text:span>) e um <text:span text:style-name="Source_20_Text">README.md</text:span> explicando a arquitetura para onboarding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15:42:10.467000000</meta:creation-date>
    <dc:date>2025-06-16T15:14:40.323000000</dc:date>
    <meta:editing-duration>PT56M47S</meta:editing-duration>
    <meta:editing-cycles>56</meta:editing-cycles>
    <meta:generator>LibreOffice/7.6.2.1$Windows_X86_64 LibreOffice_project/56f7684011345957bbf33a7ee678afaf4d2ba333</meta:generator>
    <meta:document-statistic meta:table-count="1" meta:image-count="0" meta:object-count="0" meta:page-count="7" meta:paragraph-count="221" meta:word-count="1221" meta:character-count="8702" meta:non-whitespace-character-count="7348"/>
  </office:meta>
</office:document-meta>
</file>